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79a6" officeooo:paragraph-rsid="00161e73"/>
    </style:style>
    <style:style style:name="P2" style:family="paragraph" style:parent-style-name="Standard">
      <style:text-properties officeooo:rsid="0017e481" officeooo:paragraph-rsid="0017e481"/>
    </style:style>
    <style:style style:name="T1" style:family="text">
      <style:text-properties officeooo:rsid="00161e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6) <text:span text:style-name="T1">La classe Zoo possède comme attributs d’instances :</text:span></text:p>
      <text:p text:style-name="P1"><text:span text:style-name="T1"><text:tab/>- un tableau d’instances de la classe Animal, </text:span></text:p>
      <text:p text:style-name="P1"><text:span text:style-name="T1"><text:tab/>- un nombre de cages</text:span></text:p>
      <text:p text:style-name="P2">Et comme attributs de classe : deux constantes (les nombres maximum et minimum de cag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9:40:55.020000000</meta:creation-date>
    <meta:generator>LibreOffice/6.0.6.2$Windows_X86_64 LibreOffice_project/0c292870b25a325b5ed35f6b45599d2ea4458e77</meta:generator>
    <dc:date>2019-03-05T19:45:08.364000000</dc:date>
    <meta:editing-duration>PT4M12S</meta:editing-duration>
    <meta:editing-cycles>5</meta:editing-cycles>
    <meta:document-statistic meta:table-count="0" meta:image-count="0" meta:object-count="0" meta:page-count="1" meta:paragraph-count="4" meta:word-count="37" meta:character-count="211" meta:non-whitespace-character-count="175"/>
  </office:meta>
</office:document-meta>
</file>